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999cm" table:align="margins" style:writing-mode="lr-tb"/>
    </style:style>
    <style:style style:name="Table1.A" style:family="table-column">
      <style:table-column-properties style:column-width="5.999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6" style:master-page-name="Standard">
      <style:paragraph-properties fo:text-align="start" style:justify-single-word="false" style:page-number="auto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15834152" text:id="ct115834152">
          <text:insertion>
            <office:change-info>
              <dc:creator>Luc Saffre</dc:creator>
              <dc:date>2011-02-01T18:10:00</dc:date>
            </office:change-info>
          </text:insertion>
        </text:changed-region>
        <text:changed-region xml:id="ct115505488" text:id="ct115505488">
          <text:insertion>
            <office:change-info>
              <dc:creator>Luc Saffre</dc:creator>
              <dc:date>2011-12-19T06:02:00</dc:date>
            </office:change-info>
          </text:insertion>
        </text:changed-region>
        <text:changed-region xml:id="ct115503408" text:id="ct115503408">
          <text:insertion>
            <office:change-info>
              <dc:creator>Luc Saffre</dc:creator>
              <dc:date>2011-12-19T06:02:00</dc:date>
            </office:change-info>
          </text:insertion>
        </text:changed-region>
        <text:changed-region xml:id="ct115832752" text:id="ct115832752">
          <text:insertion>
            <office:change-info>
              <dc:creator>Luc Saffre</dc:creator>
              <dc:date>2011-12-19T06:00:00</dc:date>
            </office:change-info>
          </text:insertion>
        </text:changed-region>
        <text:changed-region xml:id="ct115829752" text:id="ct115829752">
          <text:insertion>
            <office:change-info>
              <dc:creator>Luc Saffre</dc:creator>
              <dc:date>2011-02-06T09:28:00</dc:date>
            </office:change-info>
          </text:insertion>
        </text:changed-region>
        <text:changed-region xml:id="ct115829952" text:id="ct115829952">
          <text:insertion>
            <office:change-info>
              <dc:creator>Luc Saffre</dc:creator>
              <dc:date>2011-02-06T09:28:00</dc:date>
            </office:change-info>
          </text:insertion>
        </text:changed-region>
        <text:changed-region xml:id="ct115830152" text:id="ct115830152">
          <text:insertion>
            <office:change-info>
              <dc:creator>Luc Saffre</dc:creator>
              <dc:date>2011-02-06T09:28:00</dc:date>
            </office:change-info>
          </text:insertion>
        </text:changed-region>
        <text:changed-region xml:id="ct115830352" text:id="ct115830352">
          <text:insertion>
            <office:change-info>
              <dc:creator>Luc Saffre</dc:creator>
              <dc:date>2011-02-07T05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6">Teilnehmerliste</text:h>
      <text:p text:style-name="Standard"/>
      <text:p text:style-name="Standard"/>
      <text:p text:style-name="Standard">Kurs: <text:change-start text:change-id="ct115834152"/>self.title<text:change-end text:change-id="ct115834152"/> <text:change-start text:change-id="ct115505488"/>self.offer<text:change-end text:change-id="ct115505488"/> started am <text:change-start text:change-id="ct115503408"/>self.start_date<text:change-end text:change-id="ct115503408"/> </text:p>
      <text:p text:style-name="Standard">Anbieter: <text:change-start text:change-id="ct115832752"/>self.offer.provider<text:change-end text:change-id="ct115832752"/></text:p>
      <text:p text:style-name="Standard"/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Nr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change-start text:change-id="ct115829752"/>row.person.get_full_name()<text:change-end text:change-id="ct115829752"/></text:p>
          </table:table-cell>
          <table:table-cell table:style-name="Table1.A2" office:value-type="string">
            <text:p text:style-name="Table_20_Contents"><text:change-start text:change-id="ct115829952"/>row.person.id<text:change-end text:change-id="ct115829952"/></text:p>
          </table:table-cell>
          <table:table-cell table:style-name="Table1.C2" office:value-type="string">
            <text:p text:style-name="Table_20_Contents"><text:change-start text:change-id="ct115830152"/>row.remark<text:change-end text:change-id="ct115830152"/><text:change-start text:change-id="ct115830352"/><office:annotation><dc:creator>Luc Saffre</dc:creator><dc:date>2011-02-07T05:41:34.84</dc:date><text:p text:style-name="P3"><text:span text:style-name="T2">do row for row in self.participants()</text:span></text:p></office:annotation><text:change-end text:change-id="ct115830352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" fo:font-size="14pt" fo:font-weight="bold" style:font-size-asian="14pt" style:font-weight-asian="bold" style:font-name-complex="Ari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style:font-name="Tahoma1" fo:font-size="10pt" fo:font-weight="bold" style:font-size-asian="10pt" style:font-weight-asian="bold" style:font-name-complex="Tahoma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6pt" fo:language="en" fo:country="GB" style:font-size-asian="16pt" style:font-name-complex="Arial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ize="16pt" fo:language="en" fo:country="GB" style:font-size-asian="16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size="14pt" style:font-size-asian="14pt" style:font-weight-complex="bold"/>
    </style:style>
    <style:style style:name="Textkörper_20_2" style:display-name="Textkörper 2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Textkörper_20_3" style:display-name="Textkörper 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1.50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1-01-03T08:13:38</meta:creation-date>
    <meta:editing-cycles>24</meta:editing-cycles>
    <meta:editing-duration>PT3H8M45S</meta:editing-duration>
    <meta:initial-creator>Gerd Xhonneux</meta:initial-creator>
    <meta:generator>LibreOffice/3.4$Win32 LibreOffice_project/340m1$Build-402</meta:generator>
    <dc:date>2011-12-19T06:02:30.64</dc:date>
    <dc:creator>Luc Saffre</dc:creator>
    <meta:document-statistic meta:table-count="1" meta:image-count="0" meta:object-count="0" meta:page-count="1" meta:paragraph-count="9" meta:word-count="16" meta:character-count="156" meta:non-whitespace-character-count="149"/>
  </office:meta>
</office:document-meta>
</file>